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228</text:p>
          </table:table-cell>
          <table:table-cell table:style-name="ce1" office:value-type="string">
            <text:p>学研・はじめてのおけいこ</text:p>
            <text:p>続いては右下へ斜線。</text:p>
          </table:table-cell>
          <table:table-cell table:style-name="ce1" office:value-type="string">
            <text:p>日本将棋連盟「将棋の基礎知識」</text:p>
            <text:p>決着の付け方・王手と詰み・投了</text:p>
          </table:table-cell>
          <table:table-cell table:style-name="ce1" office:value-type="string">
            <text:p>将棋タウン「将棋幼稚園」棋譜の読み方・書き方</text:p>
            <text:p>特殊表記がどのように使われるのか、ページを改めて学習していきましょう。</text:p>
          </table:table-cell>
          <table:table-cell table:style-name="ce1" office:value-type="string">
            <text:p>練習局面課題演習　激指定跡道場１　８級　標準　１周目　第１問</text:p>
            <text:p>０．０００２６％　－４０７２　５７級　たまご</text:p>
            <text:p>最悪な点数から２８点上がった感じですね。まだまだ全体の学習の極僅か、しかもルール部分のほんの一部しか学習していませんが、順次勉強を進めていきます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229</text:p>
          </table:table-cell>
          <table:table-cell table:style-name="ce1" office:value-type="string">
            <text:p>学研・はじめてのおけいこ</text:p>
            <text:p>流れ星。左下へ真っ直ぐ長い長い線を書いていきます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将棋タウン「将棋幼稚園」棋譜の読み方・書き方</text:p>
            <text:p>前回までの説明で大体の棋譜が読み書きできるが、特殊な場合も学習していこう。</text:p>
          </table:table-cell>
          <table:table-cell table:style-name="ce1" office:value-type="string">
            <text:p>練習局面課題演習　激指７　８級　標準　１周目　第１問</text:p>
            <text:p>０．０００２６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230</text:p>
          </table:table-cell>
          <table:table-cell office:value-type="string">
            <text:p>学研・はじめてのおけいこ</text:p>
            <text:p>ライオンが豚を追っかけます。左下の斜線をなぞり線無しに書く練習～。</text:p>
          </table:table-cell>
          <table:table-cell office:value-type="string">
            <text:p>日本将棋連盟「将棋の基礎知識」</text:p>
            <text:p>実際に指してみる方法・平手と駒落ち</text:p>
          </table:table-cell>
          <table:table-cell office:value-type="string">
            <text:p>将棋タウン「将棋幼稚園」棋譜の読み方・書き方</text:p>
            <text:p>特殊な表記まとめ。</text:p>
          </table:table-cell>
          <table:table-cell office:value-type="string">
            <text:p>練習局面課題演習　激指８　８級　標準　１周目　第１問</text:p>
            <text:p>０．０００２６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231</text:p>
          </table:table-cell>
          <table:table-cell table:style-name="ce1" office:value-type="string">
            <text:p>学研・はじめてのおけいこ</text:p>
            <text:p>蝶の羽。折れ曲がる線の練習～。</text:p>
          </table:table-cell>
          <table:table-cell table:style-name="ce1" office:value-type="string">
            <text:p>日本将棋連盟「将棋の基礎知識」</text:p>
            <text:p>プロ棋界</text:p>
          </table:table-cell>
          <table:table-cell table:style-name="ce1" office:value-type="string">
            <text:p>将棋タウン「将棋幼稚園」棋譜の読み方・書き方</text:p>
            <text:p>直・引・寄・上</text:p>
          </table:table-cell>
          <table:table-cell table:style-name="ce1" office:value-type="string">
            <text:p>練習局面課題演習　激指９　８級　標準　１周目　第１問</text:p>
            <text:p>０．０００２６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232</text:p>
          </table:table-cell>
          <table:table-cell table:style-name="ce1" office:value-type="string">
            <text:p>学研・はじめてのおけいこ</text:p>
            <text:p>「＜」の字の練習～。折れ線の練習です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将棋タウン「将棋幼稚園」棋譜の読み方・書き方</text:p>
            <text:p>同じマスに飛車と竜が行ける場合。</text:p>
          </table:table-cell>
          <table:table-cell table:style-name="ce1" office:value-type="string">
            <text:p>練習局面課題演習　激指定跡道場２　８級　標準　１周目　第１問</text:p>
            <text:p>０．０００２６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233</text:p>
          </table:table-cell>
          <table:table-cell table:style-name="ce1" office:value-type="string">
            <text:p>学研・はじめてのおけいこ</text:p>
            <text:p>「＞」の字も練習～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将棋タウン「将棋幼稚園」棋譜の読み方・書き方</text:p>
            <text:p>表の駒と裏の駒は別の駒ー。</text:p>
          </table:table-cell>
          <table:table-cell table:style-name="ce1" office:value-type="string">
            <text:p>練習局面課題演習　激指１０　８級　標準　１周目　第１問</text:p>
            <text:p>０．０００２６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234</text:p>
          </table:table-cell>
          <table:table-cell table:style-name="ce1" office:value-type="string">
            <text:p>学研・はじめてのおけいこ</text:p>
            <text:p>魚の頭を模した大きな「く」の字の練習～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将棋タウン「将棋幼稚園」棋譜の読み方・書き方</text:p>
            <text:p>右引・右上・左引・左上。銀の場合の特殊表記です。</text:p>
          </table:table-cell>
          <table:table-cell table:style-name="ce1" office:value-type="string">
            <text:p>練習局面課題演習　激指１１　８級　標準　１周目　第１問</text:p>
            <text:p>０．０００２６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235</text:p>
          </table:table-cell>
          <table:table-cell office:value-type="string">
            <text:p>学研・はじめてのおけいこ</text:p>
            <text:p>豚さんのシール貼り。</text:p>
          </table:table-cell>
          <table:table-cell office:value-type="string">
            <text:p>将棋タウン「将棋幼稚園」将棋入門</text:p>
            <text:p>将棋というゲーム</text:p>
          </table:table-cell>
          <table:table-cell office:value-type="string">
            <text:p>将棋タウン「将棋幼稚園」棋譜の読み方・書き方</text:p>
            <text:p>たくさんの金・と金編その１</text:p>
          </table:table-cell>
          <table:table-cell office:value-type="string">
            <text:p>練習局面課題演習　激指定跡道場３　８級　標準　１周目　第１問</text:p>
            <text:p>０．０００２７％　－４０７２　５７級　たまご</text:p>
            <text:p>達成率も徐々に徐々に上がってきました。学習内容も徐々に高度化していくので、躓かないためにも、ここでしっかり基礎力を身に付けていきます。盤石な地盤で最高の実力を養う！！！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236</text:p>
          </table:table-cell>
          <table:table-cell table:style-name="ce1" office:value-type="string">
            <text:p>学研・はじめてのおけいこ</text:p>
            <text:p>大き～く「く」の字を書きます。</text:p>
          </table:table-cell>
          <table:table-cell table:style-name="ce1" office:value-type="string">
            <text:p>将棋タウン「将棋幼稚園」将棋入門</text:p>
            <text:p>駒の動かし方</text:p>
          </table:table-cell>
          <table:table-cell table:style-name="ce1" office:value-type="string">
            <text:p>将棋タウン「将棋幼稚園」棋譜の読み方・書き方</text:p>
            <text:p>たくさんの金・と金編その２</text:p>
          </table:table-cell>
          <table:table-cell table:style-name="ce1" office:value-type="string">
            <text:p>練習局面課題演習　激指１２　８級　標準　１周目　第１問</text:p>
            <text:p>０．０００２７％　－４０７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2022/04/14</text:date>, <text:time>00:2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6H47M3S</meta:editing-duration>
    <meta:editing-cycles>87</meta:editing-cycles>
    <meta:generator>OpenOffice/4.1.6$Win32 OpenOffice.org_project/416m1$Build-9790</meta:generator>
    <dc:date>2022-04-14T00:21:28.63</dc:date>
    <meta:document-statistic meta:table-count="1" meta:cell-count="60" meta:object-count="0"/>
    <meta:user-defined meta:name="Info 1"/>
    <meta:user-defined meta:name="Info 2"/>
    <meta:user-defined meta:name="Info 3"/>
    <meta:user-defined meta:name="Info 4"/>
  </office:meta>
</office:document-meta>
</file>